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text-position="0% 100%" fo:font-size="22pt" fo:font-weight="bold" officeooo:rsid="0003b547" officeooo:paragraph-rsid="0003b547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position="0% 100%" fo:font-size="16pt" style:text-underline-style="solid" style:text-underline-width="auto" style:text-underline-color="font-color" fo:font-weight="normal" officeooo:rsid="0003b547" officeooo:paragraph-rsid="0003b547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position="0% 100%" fo:font-size="16pt" style:text-underline-style="none" fo:font-weight="normal" officeooo:rsid="0003b547" officeooo:paragraph-rsid="0003b547" style:font-size-asian="16pt" style:font-weight-asian="normal" style:font-size-complex="1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font-size="12pt" officeooo:rsid="0003b547" officeooo:paragraph-rsid="0003b547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Report</text:p>
      <text:p text:style-name="P2">Test Cases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Test Case ID</text:p>
          </table:table-cell>
          <table:table-cell table:style-name="Table1.B1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Description of test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Related requirement specification details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Pre-requisites for test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Test procedure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Test material used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Expected result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Comments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Created by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Test environment(s)</text:p>
          </table:table-cell>
          <table:table-cell table:style-name="Table1.B2" office:value-type="string">
            <text:p text:style-name="P5"/>
          </table:table-cell>
        </table:table-row>
      </table:table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18:30:34.852515911</meta:creation-date>
    <dc:date>2019-02-15T18:37:54.028307629</dc:date>
    <meta:editing-duration>PT7M19S</meta:editing-duration>
    <meta:editing-cycles>1</meta:editing-cycles>
    <meta:document-statistic meta:table-count="1" meta:image-count="0" meta:object-count="0" meta:page-count="1" meta:paragraph-count="12" meta:word-count="29" meta:character-count="200" meta:non-whitespace-character-count="183"/>
    <meta:generator>LibreOffice/6.1.4.2$Linux_X86_64 LibreOffice_project/10$Build-2</meta:generator>
  </office:meta>
</office:document-meta>
</file>